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16" style:family="table-row">
      <style:table-row-properties style:min-row-height="0.1785in" fo:keep-together="auto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style:font-weight-asian="normal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12" style:family="paragraph" style:parent-style-name="Table_20_Contents" style:list-style-name="WW8Num3"/>
    <style:style style:name="P13" style:family="paragraph" style:parent-style-name="Table_20_Contents" style:list-style-name="WW8Num3">
      <style:text-properties fo:font-weight="bold" style:font-weight-asian="bold" style:font-weight-complex="bold"/>
    </style:style>
    <style:style style:name="P14" style:family="paragraph" style:parent-style-name="Table_20_Contents" style:list-style-name="WW8Num3">
      <style:text-properties fo:font-weight="normal" style:font-weight-asian="normal" style:font-weight-complex="normal"/>
    </style:style>
    <style:style style:name="P15" style:family="paragraph" style:parent-style-name="Table_20_Contents" style:list-style-name="WW8Num3">
      <style:text-properties fo:font-weight="normal" officeooo:rsid="001a0f13" officeooo:paragraph-rsid="001a0f13" style:font-weight-asian="normal" style:font-weight-complex="normal"/>
    </style:style>
    <style:style style:name="P16" style:family="paragraph" style:parent-style-name="Table_20_Contents" style:list-style-name="WW8Num3">
      <style:text-properties fo:font-weight="normal" officeooo:rsid="001a990e" officeooo:paragraph-rsid="001a990e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 style:list-style-name="WW8Num3">
      <style:text-properties fo:font-weight="normal" officeooo:rsid="002012c1" officeooo:paragraph-rsid="002012c1" style:font-weight-asian="normal" style:font-weight-complex="normal"/>
    </style:style>
    <style:style style:name="P19" style:family="paragraph" style:parent-style-name="Table_20_Contents" style:list-style-name="WW8Num3">
      <style:text-properties officeooo:rsid="00161900" officeooo:paragraph-rsid="00161900"/>
    </style:style>
    <style:style style:name="P20" style:family="paragraph" style:parent-style-name="Table_20_Contents" style:list-style-name="WW8Num3">
      <style:text-properties officeooo:rsid="001823f6" officeooo:paragraph-rsid="001823f6"/>
    </style:style>
    <style:style style:name="P21" style:family="paragraph" style:parent-style-name="Table_20_Contents" style:list-style-name="WW8Num3">
      <style:text-properties officeooo:rsid="0019ac22" officeooo:paragraph-rsid="0019ac22"/>
    </style:style>
    <style:style style:name="P22" style:family="paragraph" style:parent-style-name="Table_20_Contents" style:list-style-name="WW8Num3">
      <style:text-properties officeooo:rsid="0019db15" officeooo:paragraph-rsid="0019db15"/>
    </style:style>
    <style:style style:name="P23" style:family="paragraph" style:parent-style-name="Table_20_Contents">
      <style:text-properties officeooo:rsid="0019db15" officeooo:paragraph-rsid="0019db15"/>
    </style:style>
    <style:style style:name="P24" style:family="paragraph" style:parent-style-name="Table_20_Contents">
      <style:paragraph-properties fo:text-align="center" style:justify-single-word="false"/>
      <style:text-properties officeooo:rsid="001c33f4" officeooo:paragraph-rsid="001c33f4"/>
    </style:style>
    <style:style style:name="P25" style:family="paragraph" style:parent-style-name="Table_20_Contents">
      <style:paragraph-properties fo:text-align="center" style:justify-single-word="false"/>
      <style:text-properties officeooo:rsid="002012c1" officeooo:paragraph-rsid="002012c1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161900" officeooo:paragraph-rsid="00161900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012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b129"/>
    </style:style>
    <style:style style:name="T4" style:family="text">
      <style:text-properties officeooo:rsid="00151a65"/>
    </style:style>
    <style:style style:name="T5" style:family="text">
      <style:text-properties officeooo:rsid="0017958e"/>
    </style:style>
    <style:style style:name="T6" style:family="text">
      <style:text-properties officeooo:rsid="001823f6"/>
    </style:style>
    <style:style style:name="T7" style:family="text">
      <style:text-properties officeooo:rsid="0019ac22"/>
    </style:style>
    <style:style style:name="T8" style:family="text">
      <style:text-properties officeooo:rsid="0019db15"/>
    </style:style>
    <style:style style:name="T9" style:family="text">
      <style:text-properties officeooo:rsid="001c33f4"/>
    </style:style>
    <style:style style:name="T10" style:family="text">
      <style:text-properties officeooo:rsid="002012c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Name:</text:span> </text:p>
      <text:p text:style-name="P7">Grader:<text:span text:style-name="T2"> </text:span></text:p>
      <text:p text:style-name="P7">Assignment: Lab <text:span text:style-name="T3">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10">Final Grade</text:p>
          </table:table-cell>
          <table:table-cell table:style-name="Table1.B2" table:formula="ooow:sum(&lt;B5:B30&gt;)" office:value-type="float" office:value="0">
            <text:p text:style-name="P6">0</text:p>
          </table:table-cell>
          <table:table-cell table:style-name="Table1.C2" table:formula="ooow:sum(&lt;C5:C30&gt;)" office:value-type="float" office:value="100">
            <text:p text:style-name="P29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Tarball/Files: (10%)</text:p>
          </table:table-cell>
          <table:table-cell table:style-name="Table1.A2" office:value-type="string">
            <text:p text:style-name="P4"/>
          </table:table-cell>
          <table:table-cell table:style-name="Table1.C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4459683950777441042" text:style-name="WW8Num3">
              <text:list-item>
                <text:p text:style-name="P12">Tarball is named and works properly: cse107_firstname_lastname_lab<text:span text:style-name="T3">3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">5</text:p>
          </table:table-cell>
        </table:table-row>
        <table:table-row table:style-name="Table1.1">
          <table:table-cell table:style-name="Table1.A2" office:value-type="string">
            <text:list xml:id="list145734927394250" text:continue-numbering="true" text:style-name="WW8Num3">
              <text:list-item>
                <text:p text:style-name="P12">Tarball contains <text:span text:style-name="T3">parity.py, splitit.py, ends.py, mix.py, spiral.py, navigate2.py, sorted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">5</text:p>
          </table:table-cell>
        </table:table-row>
        <table:table-row table:style-name="Table1.1">
          <table:table-cell table:style-name="Table1.A2" office:value-type="string">
            <text:list xml:id="list145735934972131" text:continue-numbering="true" text:style-name="WW8Num3">
              <text:list-header>
                <text:p text:style-name="P12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<text:span text:style-name="T4">parity.py</text:span>: (10%)</text:p>
          </table:table-cell>
          <table:table-cell table:style-name="Table1.A2" office:value-type="string">
            <text:p text:style-name="P4"/>
          </table:table-cell>
          <table:table-cell table:style-name="Table1.C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45735787564176" text:continue-numbering="true" text:style-name="WW8Num3">
              <text:list-item>
                <text:p text:style-name="P19">Sorts input values into three lists – <text:span text:style-name="T5">one of all numbers, one of odd numbers, one of even numbers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26">5</text:p>
          </table:table-cell>
        </table:table-row>
        <table:table-row table:style-name="Table1.1">
          <table:table-cell table:style-name="Table1.A2" office:value-type="string">
            <text:list xml:id="list145735571005611" text:continue-numbering="true" text:style-name="WW8Num3">
              <text:list-item>
                <text:p text:style-name="P19">Prints out sum and average for each list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26">5</text:p>
          </table:table-cell>
        </table:table-row>
        <table:table-row table:style-name="Table1.1">
          <table:table-cell table:style-name="Table1.A2" office:value-type="string">
            <text:list xml:id="list145734857492439" text:continue-numbering="true" text:style-name="WW8Num3">
              <text:list-header>
                <text:p text:style-name="P12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45734744149268" text:continue-numbering="true" text:style-name="WW8Num3">
              <text:list-header>
                <text:p text:style-name="P13"><text:span text:style-name="T6">ends.py</text:span>: (<text:span text:style-name="T7">1</text:span>0%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45734583877373" text:continue-numbering="true" text:style-name="WW8Num3">
              <text:list-item>
                <text:p text:style-name="P21">Takes in a string, then prints only the first two and last two characters.</text:p>
              </text:list-item>
            </text:list>
          </table:table-cell>
          <table:table-cell table:style-name="Table1.A2" office:value-type="string">
            <text:p text:style-name="P28"/>
          </table:table-cell>
          <table:table-cell table:style-name="Table1.C2" office:value-type="float" office:value="10">
            <text:p text:style-name="P3">10</text:p>
          </table:table-cell>
        </table:table-row>
        <table:table-row table:style-name="Table1.1">
          <table:table-cell table:style-name="Table1.A2" office:value-type="string">
            <text:list xml:id="list145734958302868" text:continue-numbering="true" text:style-name="WW8Num3">
              <text:list-header>
                <text:p text:style-name="P12"/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45735083907652" text:continue-numbering="true" text:style-name="WW8Num3">
              <text:list-header>
                <text:p text:style-name="P13"><text:span text:style-name="T6">mix</text:span>.py (10%)</text:p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6">
          <table:table-cell table:style-name="Table1.A2" office:value-type="string">
            <text:list xml:id="list145734610409648" text:continue-numbering="true" text:style-name="WW8Num3">
              <text:list-item>
                <text:p text:style-name="P22">Takes in two strings, then prints them out with their first two characters swapped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10">
            <text:p text:style-name="P8">1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0"><text:span text:style-name="T6">splitit</text:span>.py (15%)</text:p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45735407029764" text:continue-numbering="true" text:style-name="WW8Num3">
              <text:list-item>
                <text:p text:style-name="P20">Takes in two strings, then prints the first half <text:span text:style-name="T8">of the first string, first half of the second string, second half of the first string, and finally second half of the second string.</text:span></text:p>
              </text:list-item>
            </text:list>
            <text:p text:style-name="P23">Example:</text:p>
            <text:p text:style-name="P23">String a: <text:span text:style-name="T1">abcd</text:span></text:p>
            <text:p text:style-name="P23">String b: <text:span text:style-name="T1">efghi</text:span></text:p>
            <text:p text:style-name="P23">abefgcdhi</text:p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15">
            <text:p text:style-name="P8">15</text:p>
          </table:table-cell>
        </table:table-row>
        <table:table-row table:style-name="Table1.1">
          <table:table-cell table:style-name="Table1.A2" office:value-type="string">
            <text:list xml:id="list145734369250813" text:continue-numbering="true" text:style-name="WW8Num3">
              <text:list-header>
                <text:p text:style-name="P12"/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45736212169540" text:continue-numbering="true" text:style-name="WW8Num3">
              <text:list-header>
                <text:p text:style-name="P13"><text:span text:style-name="T4">spiral</text:span>.py (10%)</text:p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45735458103508" text:continue-numbering="true" text:style-name="WW8Num3">
              <text:list-item>
                <text:p text:style-name="P15">Uses a for loop and turtle to draw a spiral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10">
            <text:p text:style-name="P8">10</text:p>
          </table:table-cell>
        </table:table-row>
        <table:table-row table:style-name="Table1.1">
          <table:table-cell table:style-name="Table1.A2" office:value-type="string">
            <text:list xml:id="list145734883751252" text:continue-numbering="true" text:style-name="WW8Num3">
              <text:list-header>
                <text:p text:style-name="P14"/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45734518828529" text:continue-numbering="true" text:style-name="WW8Num3">
              <text:list-header>
                <text:p text:style-name="P13"><text:span text:style-name="T4">navigate2</text:span>.py (1<text:span text:style-name="T10">5</text:span>%)</text:p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45734386115295" text:continue-numbering="true" text:style-name="WW8Num3">
              <text:list-item>
                <text:p text:style-name="P16">Takes in left, right, and forward directions to control turtle. Does not actually move the turtle until all stop is input after all commands are entered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10">
            <text:p text:style-name="P8">10</text:p>
          </table:table-cell>
        </table:table-row>
        <table:table-row table:style-name="Table1.1">
          <table:table-cell table:style-name="Table1.A2" office:value-type="string">
            <text:list xml:id="list145734301888465" text:continue-numbering="true" text:style-name="WW8Num3">
              <text:list-item>
                <text:p text:style-name="P18">Left and right still take in an angle and the correct angle is matched with the correct left/right command when the instructions are run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5">
            <text:p text:style-name="P25">5</text:p>
          </table:table-cell>
        </table:table-row>
        <table:table-row table:style-name="Table1.1">
          <table:table-cell table:style-name="Table1.A2" office:value-type="string">
            <text:list xml:id="list145736124986222" text:continue-numbering="true" text:style-name="WW8Num3">
              <text:list-header>
                <text:p text:style-name="P14"/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ext:soft-page-break/>
        <table:table-row table:style-name="Table1.1">
          <table:table-cell table:style-name="Table1.A2" office:value-type="string">
            <text:list xml:id="list145735396638121" text:continue-numbering="true" text:style-name="WW8Num3">
              <text:list-header>
                <text:p text:style-name="P13"><text:span text:style-name="T4">sorted</text:span>.py (<text:span text:style-name="T9">20</text:span>%)</text:p>
              </text:list-header>
            </text:list>
          </table:table-cell>
          <table:table-cell table:style-name="Table1.A2" office:value-type="string">
            <text:p text:style-name="P9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45735990747373" text:continue-numbering="true" text:style-name="WW8Num3">
              <text:list-item>
                <text:p text:style-name="P16">Take in numbers until stop is entered, then print out the list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10">
            <text:p text:style-name="P24">10</text:p>
          </table:table-cell>
        </table:table-row>
        <table:table-row table:style-name="Table1.1">
          <table:table-cell table:style-name="Table1.A2" office:value-type="string">
            <text:list xml:id="list145734805126875" text:continue-numbering="true" text:style-name="WW8Num3">
              <text:list-item>
                <text:p text:style-name="P16">Sort the numbers as they are input so that the final list is sorted. Cannot use any built-in sorting function.</text:p>
              </text:list-item>
            </text:list>
          </table:table-cell>
          <table:table-cell table:style-name="Table1.A2" office:value-type="string">
            <text:p text:style-name="P9"/>
          </table:table-cell>
          <table:table-cell table:style-name="Table1.C2" office:value-type="float" office:value="10">
            <text:p text:style-name="P8">10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4-09-16T14:57:34.199984169</dc:date>
    <meta:editing-cycles>291</meta:editing-cycles>
    <meta:editing-duration>P2DT49M11S</meta:editing-duration>
    <meta:generator>LibreOffice/4.2.6.3$Linux_X86_64 LibreOffice_project/420m0$Build-3</meta:generator>
    <meta:document-statistic meta:table-count="1" meta:image-count="0" meta:object-count="0" meta:page-count="2" meta:paragraph-count="51" meta:word-count="266" meta:character-count="1429" meta:non-whitespace-character-count="1228"/>
    <meta:user-defined meta:name="Info 1"/>
    <meta:user-defined meta:name="Info 2"/>
    <meta:user-defined meta:name="Info 3"/>
    <meta:user-defined meta:name="Info 4"/>
  </office:meta>
</office:document-meta>
</file>